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0.254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bold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6pt" fo:font-weight="bold" style:font-size-asian="8pt" style:font-size-complex="8pt"/>
    </style:style>
    <style:style style:name="T8" style:family="text">
      <style:text-properties style:text-position="-33% 58%" style:font-name="Liberation Serif" fo:font-size="6pt" fo:font-weight="bold" style:font-size-asian="8pt" style:font-size-complex="8pt"/>
    </style:style>
    <style:style style:name="T9" style:family="text">
      <style:text-properties style:font-name="Liberation Serif" fo:font-size="6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nput tensor (F x T x 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Conv (</text:span><text:span text:style-name="T4">A = 5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(</text:span><text:span text:style-name="T4">E = 64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512cm">
          <text:p text:style-name="P6"><text:span text:style-name="T3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775cm" svg:height="0.314cm" svg:x="6.831cm" svg:y="1.464cm">
          <draw:text-box>
            <text:p><text:span text:style-name="T5">CNN-regression model</text:span></text:p>
          </draw:text-box>
        </draw:frame>
        <draw:frame draw:style-name="gr9" draw:text-style-name="P11" draw:layer="layout" svg:width="1.683cm" svg:height="0.239cm" svg:x="7.418cm" svg:y="2.124cm">
          <draw:text-box>
            <text:p><text:span text:style-name="T6">Output tensor (x, y)</text:span></text:p>
          </draw:text-box>
        </draw:frame>
        <draw:frame draw:style-name="gr10" draw:text-style-name="P12" draw:layer="layout" svg:width="0.779cm" svg:height="0.526cm" svg:x="9.979cm" svg:y="6.67cm">
          <draw:text-box>
            <text:p><text:span text:style-name="T7">Conv</text:span><text:span text:style-name="T8">A</text:span></text:p>
          </draw:text-box>
        </draw:frame>
        <draw:frame draw:style-name="gr11" draw:text-style-name="P12" draw:layer="layout" svg:width="0.78cm" svg:height="0.316cm" svg:x="9.981cm" svg:y="5.645cm">
          <draw:text-box>
            <text:p><text:span text:style-name="T7">Conv</text:span><text:span text:style-name="T8">B</text:span></text:p>
          </draw:text-box>
        </draw:frame>
        <draw:frame draw:style-name="gr12" draw:text-style-name="P12" draw:layer="layout" svg:width="0.779cm" svg:height="0.315cm" svg:x="9.985cm" svg:y="4.578cm">
          <draw:text-box>
            <text:p><text:span text:style-name="T7">Conv</text:span><text:span text:style-name="T8">C</text:span></text:p>
          </draw:text-box>
        </draw:frame>
        <draw:frame draw:style-name="gr13" draw:text-style-name="P13" draw:layer="layout" svg:width="1.624cm" svg:height="0.254cm" svg:x="7.447cm" svg:y="7.62cm">
          <draw:text-box>
            <text:p><text:span text:style-name="T9">TensorFlow L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49:23.405491536</dc:date>
    <meta:editing-duration>PT5H45M12S</meta:editing-duration>
    <meta:editing-cycles>99</meta:editing-cycles>
    <meta:document-statistic meta:object-count="25"/>
  </office:meta>
</office:document-meta>
</file>